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0D99588FA6432D5B586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fo:color="#ffffff" fo:font-size="54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32pt" style:font-size-asian="40pt" style:font-size-complex="40pt"/>
    </style:style>
    <style:style style:name="T4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1">perfectDN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The perfect natural dry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<text:span text:style-name="T2">Who is it for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he final client</text:span></text:p>
                <text:list>
                  <text:list-item>
                    <text:p><text:span text:style-name="T4">Inhabitants of the World without dryer machines or don‘t trust in them.</text:span></text:p>
                  </text:list-item>
                </text:list>
              </text:list-item>
              <text:list-item>
                <text:p><text:span text:style-name="T3">The intermediaries</text:span></text:p>
                <text:list>
                  <text:list-item>
                    <text:p><text:span text:style-name="T4">No intermediaries (mobile phone app)</text:span></text:p>
                  </text:list-item>
                  <text:list-item>
                    <text:p><text:span text:style-name="T4">Dryer rack producers </text:span></text:p>
                  </text:list-item>
                  <text:list-item>
                    <text:p><text:span text:style-name="T4">Home appliance companies (GE, LG, Samsumg, Philips)</text:span></text:p>
                  </text:list-item>
                  <text:list-item>
                    <text:p><text:span text:style-name="T4">Tech and Home automation companies (Amazon, Google, Appl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 text:style-name="P1"><text:span text:style-name="T2">What the problem does it solves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The final client</text:span></text:p>
                <text:list>
                  <text:list-item>
                    <text:p><text:span text:style-name="T4">Inhabitants of the World without dryer machines or don‘t trust in them.</text:span></text:p>
                  </text:list-item>
                </text:list>
              </text:list-item>
              <text:list-item>
                <text:p><text:span text:style-name="T3">The intermediaries</text:span></text:p>
                <text:list>
                  <text:list-item>
                    <text:p><text:span text:style-name="T4">No intermediaries (mobile phone app)</text:span></text:p>
                  </text:list-item>
                  <text:list-item>
                    <text:p><text:span text:style-name="T4">Dryer rack producers </text:span></text:p>
                  </text:list-item>
                  <text:list-item>
                    <text:p><text:span text:style-name="T4">Home appliance companies (GE, LG, Samsumg, Philips)</text:span></text:p>
                  </text:list-item>
                  <text:list-item>
                    <text:p><text:span text:style-name="T4">Tech and Home automation companies (Amazon, Google, Appl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2">How it works?</text:span>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2">Why might it fail?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correct measurements / sensors</text:p>
              </text:list-item>
              <text:list-item>
                <text:p>Demanding user interface</text:p>
              </text:list-item>
              <text:list-item>
                <text:p>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813cm" svg:x="1.4cm" svg:y="0.494cm" presentation:class="title" presentation:user-transformed="true">
          <draw:text-box>
            <text:p text:style-name="P1"><text:span text:style-name="T2">What should we prototype and test?</text:span>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2">How will we make this happen?</text:span>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9588FA6432D5B58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22:33:39.043596984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50"/>
    <meta:template xlink:type="simple" xlink:actuate="onRequest" xlink:title="Bright Blue" xlink:href="../../../../../../../../../../usr/lib/libreoffice/share/template/common/layout/BrightBlue.otp" meta:date="2017-06-21T22:33:38.469909201"/>
  </office:meta>
</office:document-meta>
</file>